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1cm" svg:stroke-color="#000000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133af1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standard">
      <style:graphic-properties draw:stroke="none" svg:stroke-width="0.044cm" draw:stroke-linejoin="miter" draw:fill="solid" draw:fill-color="#133af1"/>
    </style:style>
    <style:style style:name="gr5" style:family="graphic" style:parent-style-name="objectwithoutfill">
      <style:graphic-properties svg:stroke-width="0.051cm" svg:stroke-color="#ed1c2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cd13e" draw:marker-start-width="0.355cm" draw:marker-end-width="0.355cm" draw:fill="none" draw:fill-color="#65c295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44cm" draw:stroke-linejoin="miter" draw:fill="solid" draw:fill-color="#0cd13e"/>
    </style:style>
    <style:style style:name="gr8" style:family="graphic" style:parent-style-name="standard">
      <style:graphic-properties svg:stroke-width="0.051cm" svg:stroke-color="#ed1c24" draw:marker-start-width="0.355cm" draw:marker-end-width="0.355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44cm" svg:stroke-color="#ed1c24" draw:stroke-linejoin="miter" draw:fill="solid" draw:fill-color="#ed1c24"/>
    </style:style>
    <style:style style:name="gr10" style:family="graphic" style:parent-style-name="standard">
      <style:graphic-properties draw:stroke="none" svg:stroke-width="0.044cm" draw:stroke-linejoin="miter" draw:fill="solid" draw:fill-color="#ed1c24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solid" draw:fill-color="#133af1"/>
    </style:style>
    <style:style style:name="P4" style:family="paragraph">
      <loext:graphic-properties draw:fill="none" draw:fill-color="#65c295"/>
      <style:paragraph-properties fo:text-align="center"/>
    </style:style>
    <style:style style:name="P5" style:family="paragraph">
      <loext:graphic-properties draw:fill="solid" draw:fill-color="#0cd13e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ed1c24"/>
    </style:style>
    <style:style style:name="P8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7.366cm" svg:y1="7.741cm" svg:x2="7.366cm" svg:y2="0.629cm">
          <text:p/>
        </draw:line>
        <draw:line draw:style-name="gr1" draw:text-style-name="P1" draw:layer="layout" svg:x1="1.27cm" svg:y1="4.439cm" svg:x2="13.716cm" svg:y2="4.439cm">
          <text:p/>
        </draw:line>
        <draw:line draw:style-name="gr2" draw:text-style-name="P1" draw:layer="layout" svg:x1="11.684cm" svg:y1="1.391cm" svg:x2="11.684cm" svg:y2="7.487cm">
          <text:p/>
        </draw:line>
        <draw:g>
          <svg:title>TexMaths</svg:title>
          <svg:desc>15§display§{\rm Re}\,\lambda§svg§600§TRUE§</svg:desc>
          <draw:path draw:style-name="gr3" draw:text-style-name="P2" draw:layer="layout" svg:width="0.367cm" svg:height="0.373cm" svg:x="13.285cm" svg:y="4.698cm" svg:viewBox="0 0 368 374" svg:d="M100 174v-137c0-12 0-18 12-19 4-1 20-1 31-1 48 0 106 1 106 78 0 37-13 79-91 79zM211 182c52-12 92-45 92-87 0-51-60-95-138-95h-165v17h13c41 0 41 6 41 24v280c0 19 0 24-41 24h-13v17c19-1 56-1 77-1s59 0 78 1v-17h-13c-41 0-42-5-42-24v-135h61c8 0 31 0 49 18 20 20 20 37 20 71 0 35 0 56 22 76 21 19 50 23 66 23 42 0 50-43 50-59 0-2 0-8-7-8-5 0-5 4-6 8-2 37-22 47-35 47-25 0-30-26-37-76l-7-43c-10-34-35-51-65-61z">
            <text:p/>
          </draw:path>
          <draw:path draw:style-name="gr3" draw:text-style-name="P2" draw:layer="layout" svg:width="0.204cm" svg:height="0.243cm" svg:x="13.67cm" svg:y="4.822cm" svg:viewBox="0 0 205 244" svg:d="M44 105c4-80 48-93 66-93 54 0 60 71 60 93zM44 115h148c12 0 13 0 13-10 0-53-29-105-95-105-61 0-110 54-110 121 0 71 55 123 116 123 65 0 89-59 89-70 0-4-5-6-7-6-5 0-6 4-6 8-19 55-67 55-72 55-26 0-48-17-60-36-16-25-16-60-16-80z">
            <text:p/>
          </draw:path>
          <draw:path draw:style-name="gr3" draw:text-style-name="P2" draw:layer="layout" svg:width="0.26cm" svg:height="0.374cm" svg:x="14.005cm" svg:y="4.692cm" svg:viewBox="0 0 261 375" svg:d="M161 213c21 55 46 137 56 149 8 12 13 12 28 12h12c4-1 4-4 4-6 0-1 0-2-2-5-5-6-8-13-12-24l-108-302c-11-30-39-37-65-37-2 0-9 0-9 6 0 4 5 5 5 5 18 3 21 7 34 43l52 143-146 146c-6 6-10 9-10 17s7 15 16 15c8 0 13-6 18-12z">
            <text:p/>
          </draw:path>
        </draw:g>
        <draw:g>
          <svg:title>TexMaths</svg:title>
          <svg:desc>15§display§{\rm Im}\,\lambda§svg§600§TRUE§</svg:desc>
          <draw:path draw:style-name="gr3" draw:text-style-name="P2" draw:layer="layout" svg:width="0.161cm" svg:height="0.361cm" svg:x="7.874cm" svg:y="0.514cm" svg:viewBox="0 0 162 362" svg:d="M104 41c0-18 3-24 44-24h14v-17c-18 1-60 1-80 1-22 0-64 0-82-1v17h14c41 0 44 6 44 24v280c0 19-3 24-44 24h-14v17c18-1 60-1 80-1 22 0 64 0 82 1v-17h-14c-41 0-44-5-44-24z">
            <text:p/>
          </draw:path>
          <draw:path draw:style-name="gr3" draw:text-style-name="P2" draw:layer="layout" svg:width="0.412cm" svg:height="0.233cm" svg:x="8.067cm" svg:y="0.641cm" svg:viewBox="0 0 413 234" svg:d="M41 52v143c0 23-5 23-41 23v16c18 0 46-1 60-1 13 0 41 1 59 1v-16c-35 0-41 0-41-23v-99c0-55 37-84 71-84s40 29 40 59v124c0 23-6 23-43 23v16c20 0 46-1 61-1 14 0 42 1 60 1v-16c-36 0-42 0-42-23v-99c0-55 38-84 72-84 32 0 38 29 38 59v124c0 23-6 23-41 23v16c18 0 46-1 60-1 13 0 41 1 59 1v-16c-28 0-41 0-41-16v-101c0-46 0-63-17-82-7-8-25-19-55-19-44 0-68 31-77 52-7-46-46-52-71-52-38 0-63 23-78 55v-55l-74 6v17c37 0 41 3 41 29z">
            <text:p/>
          </draw:path>
          <draw:path draw:style-name="gr3" draw:text-style-name="P2" draw:layer="layout" svg:width="0.261cm" svg:height="0.374cm" svg:x="8.605cm" svg:y="0.508cm" svg:viewBox="0 0 262 375" svg:d="M161 213c22 55 47 137 56 149s14 12 28 12h12c5-1 5-4 5-6 0-1 0-3-3-5-4-6-8-13-12-24l-108-302c-11-30-39-37-65-37-2 0-9 0-9 6 0 4 5 5 5 5 18 3 21 7 34 43l52 143-146 146c-6 6-10 9-10 16 0 9 7 16 16 16 8 0 13-6 18-12z">
            <text:p/>
          </draw:path>
        </draw:g>
        <draw:g>
          <svg:title>TexMaths</svg:title>
          <svg:desc>15§display§$\omega_0&gt;0$§svg§600§TRUE§</svg:desc>
          <draw:path draw:style-name="gr4" draw:text-style-name="P3" draw:layer="layout" svg:width="0.313cm" svg:height="0.239cm" svg:x="10.687cm" svg:y="0.95cm" svg:viewBox="0 0 314 240" svg:d="M314 37c0-24-9-37-21-37-15 0-28 13-28 25 0 5 3 11 7 16 10 8 20 23 20 44 0 22-11 52-27 76-17 23-36 41-61 41-30 0-47-20-52-48 6-14 18-47 18-63 0-6-2-11-8-11-5 0-11 2-14 9-6 11-14 45-14 65-16 24-38 48-72 48s-45-32-45-62c0-66 54-121 54-128 0-6-4-10-10-10-7 0-11 8-14 11-27 40-47 103-47 151 0 36 12 76 55 76 39 0 63-26 82-55 5 30 25 55 59 55 40 0 66-32 85-72 13-26 33-98 33-131z">
            <text:p/>
          </draw:path>
          <draw:path draw:style-name="gr4" draw:text-style-name="P3" draw:layer="layout" svg:width="0.172cm" svg:height="0.252cm" svg:x="11.028cm" svg:y="1.017cm" svg:viewBox="0 0 173 253" svg:d="M173 128c0-40-5-70-23-96-11-18-34-32-64-32-86 0-86 101-86 128s0 125 86 125c87 0 87-98 87-125zM86 244c-16 0-39-11-46-41-6-22-6-53-6-79 0-28 0-56 6-76 7-30 31-37 46-37 21 0 40 12 46 33 6 20 7 47 7 80 0 26 0 54-6 78-7 33-32 42-47 42z">
            <text:p/>
          </draw:path>
          <draw:path draw:style-name="gr4" draw:text-style-name="P3" draw:layer="layout" svg:width="0.322cm" svg:height="0.306cm" svg:x="11.436cm" svg:y="0.898cm" svg:viewBox="0 0 323 307" svg:d="M313 166c6-4 10-6 10-12s-4-10-10-12l-293-138c-7-4-8-4-9-4-6 0-11 5-11 11 0 5 2 7 10 12l278 131-278 130c-8 4-10 8-10 12 0 6 5 11 11 11 1 0 2 0 9-3z">
            <text:p/>
          </draw:path>
          <draw:path draw:style-name="gr4" draw:text-style-name="P3" draw:layer="layout" svg:width="0.222cm" svg:height="0.363cm" svg:x="11.969cm" svg:y="0.832cm" svg:viewBox="0 0 223 364" svg:d="M223 184c0-44-2-86-21-125-24-51-68-59-90-59-32 0-71 13-93 62-17 38-19 78-19 122 0 39 2 86 24 127 23 42 61 53 88 53 28 0 68-11 92-62 17-36 19-78 19-118zM112 353c-21 0-53-13-62-65-6-31-6-80-6-112 0-33 0-68 4-97 11-62 50-67 64-67 16 0 51 10 62 61 5 30 5 70 5 103 0 40 0 76-6 110-7 50-37 67-61 67z">
            <text:p/>
          </draw:path>
        </draw:g>
        <draw:line draw:style-name="gr2" draw:text-style-name="P1" draw:layer="layout" svg:x1="11.684cm" svg:y1="1.645cm" svg:x2="11.176cm" svg:y2="2.153cm">
          <text:p/>
        </draw:line>
        <draw:line draw:style-name="gr2" draw:text-style-name="P1" draw:layer="layout" svg:x1="11.684cm" svg:y1="2.153cm" svg:x2="11.176cm" svg:y2="2.661cm">
          <text:p/>
        </draw:line>
        <draw:line draw:style-name="gr2" draw:text-style-name="P1" draw:layer="layout" svg:x1="11.684cm" svg:y1="2.661cm" svg:x2="11.176cm" svg:y2="3.169cm">
          <text:p/>
        </draw:line>
        <draw:line draw:style-name="gr2" draw:text-style-name="P1" draw:layer="layout" svg:x1="11.684cm" svg:y1="3.169cm" svg:x2="11.176cm" svg:y2="3.677cm">
          <text:p/>
        </draw:line>
        <draw:line draw:style-name="gr2" draw:text-style-name="P1" draw:layer="layout" svg:x1="11.684cm" svg:y1="3.677cm" svg:x2="11.176cm" svg:y2="4.185cm">
          <text:p/>
        </draw:line>
        <draw:line draw:style-name="gr2" draw:text-style-name="P1" draw:layer="layout" svg:x1="11.684cm" svg:y1="4.185cm" svg:x2="11.176cm" svg:y2="4.693cm">
          <text:p/>
        </draw:line>
        <draw:line draw:style-name="gr2" draw:text-style-name="P1" draw:layer="layout" svg:x1="11.684cm" svg:y1="4.693cm" svg:x2="11.176cm" svg:y2="5.201cm">
          <text:p/>
        </draw:line>
        <draw:line draw:style-name="gr2" draw:text-style-name="P1" draw:layer="layout" svg:x1="11.684cm" svg:y1="5.201cm" svg:x2="11.176cm" svg:y2="5.709cm">
          <text:p/>
        </draw:line>
        <draw:line draw:style-name="gr2" draw:text-style-name="P1" draw:layer="layout" svg:x1="11.684cm" svg:y1="5.709cm" svg:x2="11.176cm" svg:y2="6.217cm">
          <text:p/>
        </draw:line>
        <draw:line draw:style-name="gr2" draw:text-style-name="P1" draw:layer="layout" svg:x1="11.684cm" svg:y1="6.217cm" svg:x2="11.176cm" svg:y2="6.725cm">
          <text:p/>
        </draw:line>
        <draw:line draw:style-name="gr2" draw:text-style-name="P1" draw:layer="layout" svg:x1="11.684cm" svg:y1="6.725cm" svg:x2="11.176cm" svg:y2="7.233cm">
          <text:p/>
        </draw:line>
        <draw:line draw:style-name="gr2" draw:text-style-name="P1" draw:layer="layout" svg:x1="11.684cm" svg:y1="7.233cm" svg:x2="11.176cm" svg:y2="7.741cm">
          <text:p/>
        </draw:line>
        <draw:line draw:style-name="gr5" draw:text-style-name="P1" draw:layer="layout" svg:x1="7.366cm" svg:y1="4.439cm" svg:x2="3.048cm" svg:y2="1.391cm">
          <text:p/>
        </draw:line>
        <draw:line draw:style-name="gr5" draw:text-style-name="P1" draw:layer="layout" svg:x1="3.383cm" svg:y1="1.611cm" svg:x2="2.875cm" svg:y2="2.119cm">
          <text:p/>
        </draw:line>
        <draw:line draw:style-name="gr5" draw:text-style-name="P1" draw:layer="layout" svg:x1="3.725cm" svg:y1="1.876cm" svg:x2="3.217cm" svg:y2="2.384cm">
          <text:p/>
        </draw:line>
        <draw:line draw:style-name="gr5" draw:text-style-name="P1" draw:layer="layout" svg:x1="4.109cm" svg:y1="2.129cm" svg:x2="3.601cm" svg:y2="2.637cm">
          <text:p/>
        </draw:line>
        <draw:line draw:style-name="gr5" draw:text-style-name="P1" draw:layer="layout" svg:x1="4.474cm" svg:y1="2.408cm" svg:x2="3.966cm" svg:y2="2.916cm">
          <text:p/>
        </draw:line>
        <draw:line draw:style-name="gr5" draw:text-style-name="P1" draw:layer="layout" svg:x1="4.87cm" svg:y1="2.691cm" svg:x2="4.362cm" svg:y2="3.199cm">
          <text:p/>
        </draw:line>
        <draw:line draw:style-name="gr5" draw:text-style-name="P1" draw:layer="layout" svg:x1="5.257cm" svg:y1="2.968cm" svg:x2="4.749cm" svg:y2="3.476cm">
          <text:p/>
        </draw:line>
        <draw:line draw:style-name="gr5" draw:text-style-name="P1" draw:layer="layout" svg:x1="5.642cm" svg:y1="3.203cm" svg:x2="5.134cm" svg:y2="3.711cm">
          <text:p/>
        </draw:line>
        <draw:line draw:style-name="gr5" draw:text-style-name="P1" draw:layer="layout" svg:x1="6.01cm" svg:y1="3.48cm" svg:x2="5.502cm" svg:y2="3.988cm">
          <text:p/>
        </draw:line>
        <draw:line draw:style-name="gr5" draw:text-style-name="P1" draw:layer="layout" svg:x1="6.419cm" svg:y1="3.767cm" svg:x2="5.911cm" svg:y2="4.275cm">
          <text:p/>
        </draw:line>
        <draw:line draw:style-name="gr5" draw:text-style-name="P1" draw:layer="layout" svg:x1="6.816cm" svg:y1="4.087cm" svg:x2="6.57cm" svg:y2="4.32cm">
          <text:p/>
        </draw:line>
        <draw:line draw:style-name="gr5" draw:text-style-name="P1" draw:layer="layout" svg:x1="7.366cm" svg:y1="4.439cm" svg:x2="3.048cm" svg:y2="7.487cm">
          <text:p/>
        </draw:line>
        <draw:line draw:style-name="gr5" draw:text-style-name="P1" draw:layer="layout" svg:x1="3.383cm" svg:y1="7.267cm" svg:x2="2.875cm" svg:y2="6.759cm">
          <text:p/>
        </draw:line>
        <draw:line draw:style-name="gr5" draw:text-style-name="P1" draw:layer="layout" svg:x1="3.725cm" svg:y1="7.002cm" svg:x2="3.217cm" svg:y2="6.494cm">
          <text:p/>
        </draw:line>
        <draw:line draw:style-name="gr5" draw:text-style-name="P1" draw:layer="layout" svg:x1="4.109cm" svg:y1="6.749cm" svg:x2="3.601cm" svg:y2="6.241cm">
          <text:p/>
        </draw:line>
        <draw:line draw:style-name="gr5" draw:text-style-name="P1" draw:layer="layout" svg:x1="4.474cm" svg:y1="6.47cm" svg:x2="3.966cm" svg:y2="5.962cm">
          <text:p/>
        </draw:line>
        <draw:line draw:style-name="gr5" draw:text-style-name="P1" draw:layer="layout" svg:x1="4.87cm" svg:y1="6.187cm" svg:x2="4.362cm" svg:y2="5.679cm">
          <text:p/>
        </draw:line>
        <draw:line draw:style-name="gr5" draw:text-style-name="P1" draw:layer="layout" svg:x1="5.257cm" svg:y1="5.91cm" svg:x2="4.749cm" svg:y2="5.402cm">
          <text:p/>
        </draw:line>
        <draw:line draw:style-name="gr5" draw:text-style-name="P1" draw:layer="layout" svg:x1="5.642cm" svg:y1="5.675cm" svg:x2="5.134cm" svg:y2="5.167cm">
          <text:p/>
        </draw:line>
        <draw:line draw:style-name="gr5" draw:text-style-name="P1" draw:layer="layout" svg:x1="6.01cm" svg:y1="5.398cm" svg:x2="5.502cm" svg:y2="4.89cm">
          <text:p/>
        </draw:line>
        <draw:line draw:style-name="gr5" draw:text-style-name="P1" draw:layer="layout" svg:x1="6.419cm" svg:y1="5.111cm" svg:x2="5.911cm" svg:y2="4.603cm">
          <text:p/>
        </draw:line>
        <draw:line draw:style-name="gr5" draw:text-style-name="P1" draw:layer="layout" svg:x1="6.816cm" svg:y1="4.791cm" svg:x2="6.57cm" svg:y2="4.558cm">
          <text:p/>
        </draw:line>
        <draw:line draw:style-name="gr6" draw:text-style-name="P4" draw:layer="layout" svg:x1="6.35cm" svg:y1="1.391cm" svg:x2="6.35cm" svg:y2="7.487cm">
          <text:p/>
        </draw:line>
        <draw:g>
          <svg:title>TexMaths</svg:title>
          <svg:desc>15§display§$\omega_0&lt;0$§svg§600§TRUE§</svg:desc>
          <draw:path draw:style-name="gr7" draw:text-style-name="P5" draw:layer="layout" svg:width="0.313cm" svg:height="0.239cm" svg:x="5.334cm" svg:y="0.95cm" svg:viewBox="0 0 314 240" svg:d="M314 37c0-24-9-37-21-37-15 0-28 13-28 25 0 5 3 11 7 16 10 8 20 23 20 44 0 22-11 52-27 76-17 23-36 41-61 41-30 0-47-20-52-48 6-14 18-47 18-63 0-6-2-11-8-11-5 0-11 2-14 9-6 11-14 45-14 65-16 24-38 48-72 48s-45-32-45-62c0-66 54-121 54-128 0-6-4-10-10-10-7 0-11 8-14 11-27 40-47 103-47 151 0 36 12 76 55 76 39 0 63-26 82-55 5 30 25 55 59 55 40 0 66-32 85-72 13-26 33-98 33-131z">
            <text:p/>
          </draw:path>
          <draw:path draw:style-name="gr7" draw:text-style-name="P5" draw:layer="layout" svg:width="0.172cm" svg:height="0.252cm" svg:x="5.675cm" svg:y="1.017cm" svg:viewBox="0 0 173 253" svg:d="M173 128c0-40-5-70-23-96-11-18-34-32-64-32-86 0-86 101-86 128s0 125 86 125c87 0 87-98 87-125zM86 244c-16 0-39-11-46-41-6-22-6-53-6-79 0-28 0-56 6-76 7-30 31-37 46-37 21 0 40 12 46 33 6 20 7 47 7 80 0 26 0 54-6 78-7 33-32 42-47 42z">
            <text:p/>
          </draw:path>
          <draw:path draw:style-name="gr7" draw:text-style-name="P5" draw:layer="layout" svg:width="0.322cm" svg:height="0.306cm" svg:x="6.083cm" svg:y="0.898cm" svg:viewBox="0 0 323 307" svg:d="M313 23c6-4 10-6 10-12s-5-11-10-11c-2 0-3 0-9 4l-294 138c-5 2-10 6-10 12s5 8 10 12l294 138c6 3 7 3 9 3 5 0 10-5 10-11s-4-8-10-12l-277-130z">
            <text:p/>
          </draw:path>
          <draw:path draw:style-name="gr7" draw:text-style-name="P5" draw:layer="layout" svg:width="0.222cm" svg:height="0.363cm" svg:x="6.616cm" svg:y="0.832cm" svg:viewBox="0 0 223 364" svg:d="M223 184c0-44-2-86-21-125-24-51-68-59-90-59-32 0-71 13-93 62-17 38-19 78-19 122 0 39 2 86 24 127 23 42 61 53 88 53 28 0 68-11 92-62 17-36 19-78 19-118zM112 353c-21 0-53-13-62-65-6-31-6-80-6-112 0-33 0-68 4-97 11-62 50-67 64-67 16 0 51 10 62 61 5 30 5 70 5 103 0 40 0 76-6 110-7 50-37 67-61 67z">
            <text:p/>
          </draw:path>
        </draw:g>
        <draw:line draw:style-name="gr6" draw:text-style-name="P4" draw:layer="layout" svg:x1="6.35cm" svg:y1="1.645cm" svg:x2="5.842cm" svg:y2="2.153cm">
          <text:p/>
        </draw:line>
        <draw:line draw:style-name="gr6" draw:text-style-name="P4" draw:layer="layout" svg:x1="6.35cm" svg:y1="2.153cm" svg:x2="5.842cm" svg:y2="2.661cm">
          <text:p/>
        </draw:line>
        <draw:line draw:style-name="gr6" draw:text-style-name="P4" draw:layer="layout" svg:x1="6.35cm" svg:y1="2.661cm" svg:x2="5.842cm" svg:y2="3.169cm">
          <text:p/>
        </draw:line>
        <draw:line draw:style-name="gr6" draw:text-style-name="P4" draw:layer="layout" svg:x1="6.35cm" svg:y1="3.169cm" svg:x2="5.842cm" svg:y2="3.677cm">
          <text:p/>
        </draw:line>
        <draw:line draw:style-name="gr6" draw:text-style-name="P4" draw:layer="layout" svg:x1="6.35cm" svg:y1="3.677cm" svg:x2="5.842cm" svg:y2="4.185cm">
          <text:p/>
        </draw:line>
        <draw:line draw:style-name="gr6" draw:text-style-name="P4" draw:layer="layout" svg:x1="6.35cm" svg:y1="4.185cm" svg:x2="5.842cm" svg:y2="4.693cm">
          <text:p/>
        </draw:line>
        <draw:line draw:style-name="gr6" draw:text-style-name="P4" draw:layer="layout" svg:x1="6.35cm" svg:y1="4.693cm" svg:x2="5.842cm" svg:y2="5.201cm">
          <text:p/>
        </draw:line>
        <draw:line draw:style-name="gr6" draw:text-style-name="P4" draw:layer="layout" svg:x1="6.35cm" svg:y1="5.201cm" svg:x2="5.842cm" svg:y2="5.709cm">
          <text:p/>
        </draw:line>
        <draw:line draw:style-name="gr6" draw:text-style-name="P4" draw:layer="layout" svg:x1="6.35cm" svg:y1="5.709cm" svg:x2="5.842cm" svg:y2="6.217cm">
          <text:p/>
        </draw:line>
        <draw:line draw:style-name="gr6" draw:text-style-name="P4" draw:layer="layout" svg:x1="6.35cm" svg:y1="6.217cm" svg:x2="5.842cm" svg:y2="6.725cm">
          <text:p/>
        </draw:line>
        <draw:line draw:style-name="gr6" draw:text-style-name="P4" draw:layer="layout" svg:x1="6.35cm" svg:y1="6.725cm" svg:x2="5.842cm" svg:y2="7.233cm">
          <text:p/>
        </draw:line>
        <draw:line draw:style-name="gr6" draw:text-style-name="P4" draw:layer="layout" svg:x1="6.35cm" svg:y1="7.233cm" svg:x2="5.842cm" svg:y2="7.741cm">
          <text:p/>
        </draw:line>
        <draw:ellipse draw:style-name="gr8" draw:text-style-name="P6" draw:layer="layout" svg:width="8.472cm" svg:height="8.44cm" svg:x="3.021cm" svg:y="0.264cm" draw:kind="arc" draw:start-angle="179.81" draw:end-angle="215.48">
          <text:p/>
        </draw:ellipse>
        <draw:ellipse draw:style-name="gr8" draw:text-style-name="P6" draw:layer="layout" svg:width="7.934cm" svg:height="7.916cm" draw:transform="rotate (-3.14159265358979) translate (11.306cm 8.385cm)" draw:kind="arc" draw:start-angle="324.51" draw:end-angle="0.19">
          <text:p/>
        </draw:ellipse>
        <draw:g>
          <svg:title>TexMaths</svg:title>
          <svg:desc>15§display§\delta§svg§600§TRUE§</svg:desc>
          <draw:path draw:style-name="gr9" draw:text-style-name="P7" draw:layer="layout" svg:width="0.217cm" svg:height="0.382cm" svg:x="3.556cm" svg:y="3.427cm" svg:viewBox="0 0 218 383" svg:d="M118 145c-66 16-118 84-118 149 0 51 34 89 84 89 62 0 106-84 106-156 0-48-21-76-39-99-19-24-51-63-51-87 0-11 11-24 30-24 16 0 27 7 37 14 11 6 22 13 29 13 14 0 22-13 22-21 0-11-8-13-28-17-27-6-35-6-43-6-42 0-60 23-60 54 0 29 14 59 31 91zM124 156c13 25 30 54 30 91 0 35-20 124-70 124-29 0-51-23-51-62 0-34 20-134 91-153z">
            <text:p/>
          </draw:path>
        </draw:g>
        <draw:g>
          <svg:title>TexMaths</svg:title>
          <svg:desc>15§display§\delta§svg§600§TRUE§</svg:desc>
          <draw:path draw:style-name="gr10" draw:text-style-name="P7" draw:layer="layout" svg:width="0.217cm" svg:height="0.382cm" svg:x="2.794cm" svg:y="5.334cm" svg:viewBox="0 0 218 383" svg:d="M118 145c-66 16-118 84-118 149 0 51 34 89 84 89 62 0 106-84 106-156 0-48-21-76-39-99-19-24-51-63-51-87 0-11 11-24 30-24 16 0 27 7 37 14 11 6 22 13 29 13 14 0 22-13 22-21 0-11-8-13-28-17-27-6-35-6-43-6-42 0-60 23-60 54 0 29 14 59 31 91zM124 156c13 25 30 54 30 91 0 35-20 124-70 124-29 0-51-23-51-62 0-34 20-134 91-153z">
            <text:p/>
          </draw:path>
        </draw:g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36cm" fo:margin-bottom="0cm" fo:text-indent="0cm"/>
      <style:text-properties fo:font-size="16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77cm" fo:margin-bottom="0cm" fo:text-indent="0cm"/>
      <style:text-properties fo:font-size="14.300000190734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17cm" fo:margin-bottom="0cm" fo:text-indent="0cm"/>
      <style:text-properties fo:font-size="11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58cm" fo:margin-bottom="0cm" fo:text-indent="0cm"/>
      <style:text-properties fo:font-size="11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58cm" fo:margin-bottom="0cm" fo:text-indent="0cm"/>
      <style:text-properties fo:font-size="11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58cm" fo:margin-bottom="0cm" fo:text-indent="0cm"/>
      <style:text-properties fo:font-size="11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58cm" fo:margin-bottom="0cm" fo:text-indent="0cm"/>
      <style:text-properties fo:font-size="11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58cm" fo:margin-bottom="0cm" fo:text-indent="0cm"/>
      <style:text-properties fo:font-size="11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4.986cm" fo:page-height="9.39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28cm" svg:x="1cm" svg:y="3.006cm"/>
      <draw:page-thumbnail draw:layer="backgroundobjects" svg:width="9.294cm" svg:height="5.828cm" svg:x="1cm" svg:y="11.054cm"/>
      <draw:page-thumbnail draw:layer="backgroundobjects" svg:width="9.294cm" svg:height="5.828cm" svg:x="1cm" svg:y="19.102cm"/>
      <draw:page-thumbnail draw:layer="backgroundobjects" svg:width="9.294cm" svg:height="5.828cm" svg:x="11.295cm" svg:y="3.006cm"/>
      <draw:page-thumbnail draw:layer="backgroundobjects" svg:width="9.294cm" svg:height="5.828cm" svg:x="11.295cm" svg:y="11.054cm"/>
      <draw:page-thumbnail draw:layer="backgroundobjects" svg:width="9.294cm" svg:height="5.828cm" svg:x="11.295cm" svg:y="19.102cm"/>
    </style:handout-master>
    <style:master-page style:name="Default" style:page-layout-name="PM1" draw:style-name="Mdp1">
      <draw:frame presentation:style-name="Default-title" draw:layer="backgroundobjects" svg:width="13.487cm" svg:height="1.569cm" svg:x="0.749cm" svg:y="0.372cm" presentation:class="title" presentation:placeholder="true">
        <draw:text-box/>
      </draw:frame>
      <draw:frame presentation:style-name="Default-outline1" draw:layer="backgroundobjects" svg:width="13.487cm" svg:height="5.45cm" svg:x="0.749cm" svg:y="2.196cm" presentation:class="outline" presentation:placeholder="true">
        <draw:text-box/>
      </draw:frame>
      <draw:frame presentation:style-name="Mpr1" draw:text-style-name="MP2" draw:layer="backgroundobjects" svg:width="3.491cm" svg:height="0.648cm" svg:x="0.749cm" svg:y="8.55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75cm" svg:height="0.648cm" svg:x="5.125cm" svg:y="8.55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491cm" svg:height="0.648cm" svg:x="10.744cm" svg:y="8.55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4T19:40:20.995000000</meta:creation-date>
    <dc:date>2020-02-24T22:16:54.425000000</dc:date>
    <meta:editing-duration>PT1H25M38S</meta:editing-duration>
    <meta:editing-cycles>6</meta:editing-cycles>
    <meta:generator>LibreOffice/6.0.7.3$Windows_X86_64 LibreOffice_project/dc89aa7a9eabfd848af146d5086077aeed2ae4a5</meta:generator>
    <meta:document-statistic meta:object-count="97"/>
    <meta:user-defined meta:name="TexMathsIgnorePreamble">FALSE</meta:user-defined>
    <meta:user-defined meta:name="TexMathsPreamble">% LaTex Compiler§§\usepackage{amsmath}§\usepackage{amssymb}§\usepackage[usenames]{color}§\usepackage{xcolor}§§% Uncomment this line for sans-serif maths font§%\everymath{\mathsf{\xdef\mysf{\mathgroup\the\mathgroup\relax}}\mysf}§§% Uncomment these lines for colored equations§% Be careful, background color breaks transparency!§%\definecolor{fgcolor}{RGB}{0,0,255}§%\definecolor{bgcolor}{RGB}{255,0,0}§%\pagecolor{bgcolor}\color{fgcolor}§</meta:user-defined>
  </office:meta>
</office:document-meta>
</file>